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2f8e5e" officeooo:paragraph-rsid="002f8e5e"/>
    </style:style>
    <style:style style:name="P2" style:family="paragraph" style:parent-style-name="Standard">
      <style:text-properties fo:language="en" fo:country="US" officeooo:rsid="00156df9" officeooo:paragraph-rsid="00156df9"/>
    </style:style>
    <style:style style:name="P3" style:family="paragraph" style:parent-style-name="Standard">
      <style:text-properties fo:language="en" fo:country="US" officeooo:paragraph-rsid="001d434b"/>
    </style:style>
    <style:style style:name="P4" style:family="paragraph" style:parent-style-name="Text_20_body">
      <style:text-properties fo:language="en" fo:country="US" officeooo:rsid="0019bbce" officeooo:paragraph-rsid="0019bbce"/>
    </style:style>
    <style:style style:name="P5" style:family="paragraph" style:parent-style-name="Title">
      <style:text-properties fo:language="en" fo:country="US"/>
    </style:style>
    <style:style style:name="P6" style:family="paragraph" style:parent-style-name="Standard" style:list-style-name="L1">
      <style:text-properties fo:language="en" fo:country="US" officeooo:rsid="001b3b82" officeooo:paragraph-rsid="001b6e06"/>
    </style:style>
    <style:style style:name="P7" style:family="paragraph" style:parent-style-name="Standard" style:list-style-name="L1">
      <style:text-properties fo:language="en" fo:country="US" officeooo:rsid="001d434b" officeooo:paragraph-rsid="001d434b"/>
    </style:style>
    <style:style style:name="P8" style:family="paragraph" style:parent-style-name="Standard" style:list-style-name="L2">
      <style:text-properties fo:language="en" fo:country="US" officeooo:paragraph-rsid="0019bbce"/>
    </style:style>
    <style:style style:name="P9" style:family="paragraph" style:parent-style-name="Standard" style:list-style-name="L2">
      <style:text-properties fo:language="en" fo:country="US" officeooo:rsid="00211f5a" officeooo:paragraph-rsid="00211f5a"/>
    </style:style>
    <style:style style:name="P10" style:family="paragraph" style:parent-style-name="Standard" style:list-style-name="L2">
      <style:text-properties fo:language="en" fo:country="US" officeooo:rsid="0022d197" officeooo:paragraph-rsid="0022d197"/>
    </style:style>
    <style:style style:name="P11" style:family="paragraph" style:parent-style-name="Standard" style:list-style-name="L2">
      <style:text-properties fo:language="en" fo:country="US" officeooo:rsid="0022733b" officeooo:paragraph-rsid="0022733b"/>
    </style:style>
    <style:style style:name="P12" style:family="paragraph" style:parent-style-name="Standard" style:list-style-name="L3">
      <style:text-properties fo:language="en" fo:country="US" officeooo:rsid="0015f4c4" officeooo:paragraph-rsid="0015f4c4"/>
    </style:style>
    <style:style style:name="P13" style:family="paragraph" style:parent-style-name="Standard">
      <style:text-properties fo:language="en" fo:country="US" officeooo:rsid="003ba286" officeooo:paragraph-rsid="003ba286"/>
    </style:style>
    <style:style style:name="P14" style:family="paragraph" style:parent-style-name="Standard" style:list-style-name="L2">
      <style:text-properties fo:language="en" fo:country="US" officeooo:rsid="003ec7dc" officeooo:paragraph-rsid="003ec7dc"/>
    </style:style>
    <style:style style:name="P15" style:family="paragraph" style:parent-style-name="Standard" style:list-style-name="L3">
      <style:text-properties fo:language="en" fo:country="US" officeooo:rsid="003fe40b" officeooo:paragraph-rsid="003fe40b"/>
    </style:style>
    <style:style style:name="P16" style:family="paragraph" style:parent-style-name="Text_20_body" style:list-style-name="L4">
      <style:text-properties fo:language="en" fo:country="US" officeooo:rsid="00289e4d" officeooo:paragraph-rsid="00289e4d"/>
    </style:style>
    <style:style style:name="P17" style:family="paragraph" style:parent-style-name="Text_20_body" style:list-style-name="L4">
      <style:text-properties fo:language="en" fo:country="US" officeooo:rsid="0041fecc" officeooo:paragraph-rsid="0041fecc"/>
    </style:style>
    <style:style style:name="P18" style:family="paragraph" style:parent-style-name="Heading_20_1">
      <style:text-properties fo:language="en" fo:country="US"/>
    </style:style>
    <style:style style:name="P19" style:family="paragraph" style:parent-style-name="Heading_20_2">
      <style:text-properties fo:language="en" fo:country="US"/>
    </style:style>
    <style:style style:name="P20" style:family="paragraph" style:parent-style-name="Heading_20_3">
      <style:text-properties fo:language="en" fo:country="US"/>
    </style:style>
    <style:style style:name="T1" style:family="text">
      <style:text-properties officeooo:rsid="0019bbce"/>
    </style:style>
    <style:style style:name="T2" style:family="text">
      <style:text-properties officeooo:rsid="001fcf8b"/>
    </style:style>
    <style:style style:name="T3" style:family="text">
      <style:text-properties officeooo:rsid="0022733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bbce" style:font-weight-asian="bold" style:font-weight-complex="bold"/>
    </style:style>
    <style:style style:name="T6" style:family="text">
      <style:text-properties officeooo:rsid="002a536c"/>
    </style:style>
    <style:style style:name="T7" style:family="text">
      <style:text-properties officeooo:rsid="002fabfd"/>
    </style:style>
    <style:style style:name="T8" style:family="text">
      <style:text-properties officeooo:rsid="00313e60"/>
    </style:style>
    <style:style style:name="T9" style:family="text">
      <style:text-properties officeooo:rsid="003395c1"/>
    </style:style>
    <style:style style:name="T10" style:family="text">
      <style:text-properties officeooo:rsid="003735ae"/>
    </style:style>
    <style:style style:name="T11" style:family="text">
      <style:text-properties officeooo:rsid="0039be13"/>
    </style:style>
    <style:style style:name="T12" style:family="text">
      <style:text-properties officeooo:rsid="003b7f6f"/>
    </style:style>
    <style:style style:name="T13" style:family="text">
      <style:text-properties officeooo:rsid="003ba286"/>
    </style:style>
    <style:style style:name="T14" style:family="text">
      <style:text-properties officeooo:rsid="003d8509"/>
    </style:style>
    <style:style style:name="T15" style:family="text">
      <style:text-properties officeooo:rsid="003ea43c"/>
    </style:style>
    <style:style style:name="T16" style:family="text">
      <style:text-properties officeooo:rsid="003fe40b"/>
    </style:style>
    <style:style style:name="T17" style:family="text">
      <style:text-properties officeooo:rsid="0040147d"/>
    </style:style>
    <style:style style:name="T18" style:family="text">
      <style:text-properties officeooo:rsid="004151af"/>
    </style:style>
    <style:style style:name="T19" style:family="text">
      <style:text-properties officeooo:rsid="004276e2"/>
    </style:style>
    <style:style style:name="T20" style:family="text">
      <style:text-properties officeooo:rsid="0042ebf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op robot</text:p>
      <text:h text:style-name="P18" text:outline-level="1"><text:span text:style-name="T2">Exercise </text:span>2 : 2 players</text:h>
      <text:p text:style-name="P2">Ex : make the 2 robot player<text:span text:style-name="T7">s</text:span> goal with at least 1 pass</text:p>
      <text:p text:style-name="P2"><text:date style:data-style-name="N37" text:date-value="2016-10-14T01:23:57.059448868" text:fixed="true">10/14/16</text:date></text:p>
      <text:h text:style-name="P19" text:outline-level="2">Solution provided :</text:h>
      <text:h text:style-name="P20" text:outline-level="3">Strategy</text:h>
      <text:p text:style-name="P2">The two players play as a « ping pong » style management :</text:p>
      <text:list xml:id="list4329999910696591412" text:style-name="L1">
        <text:list-item>
          <text:p text:style-name="P6">A player is elected leader (deterministic from launch script) and will hit the ball first (towards the goal).</text:p>
        </text:list-item>
        <text:list-item>
          <text:p text:style-name="P7">Once the player has hit the ball, <text:span text:style-name="T13">he wait</text:span> and broadcast a message for <text:span text:style-name="T8">his</text:span> partner.</text:p>
        </text:list-item>
        <text:list-item>
          <text:p text:style-name="P7">Once the partner has the message, he will go to the ball and shoot it.</text:p>
        </text:list-item>
        <text:list-item>
          <text:p text:style-name="P7">Then he will sleep and broadcast the message for its partner.</text:p>
        </text:list-item>
      </text:list>
      <text:p text:style-name="P3"/>
      <text:p text:style-name="P2"><text:span text:style-name="T9">S</text:span>topping condition:</text:p>
      <text:p text:style-name="P13">&lt;&lt;Keep shooting the ball till it reach one the the goals (blue or yellow)&gt;&gt;</text:p>
      <text:h text:style-name="P20" text:outline-level="3">Robustness</text:h>
      <text:list xml:id="list4467951462885103407" text:style-name="L2">
        <text:list-item>
          <text:p text:style-name="P8"><text:span text:style-name="T1">The code is the </text:span><text:span text:style-name="T5">same</text:span><text:span text:style-name="T1"> for the 2 robots it would work for any number of robots on a 1 to 1 configuration (either couple or a cyclic organization of n robots).</text:span></text:p>
        </text:list-item>
        <text:list-item>
          <text:p text:style-name="P9"><text:span text:style-name="T1">T</text:span>he robots <text:span text:style-name="T3">localize</text:span> the ball and go toward it, so it can be performed from any position on the field.</text:p>
        </text:list-item>
        <text:list-item>
          <text:p text:style-name="P10">The robots do manage dynamic ball position.</text:p>
        </text:list-item>
        <text:list-item>
          <text:p text:style-name="P9">The robots <text:span text:style-name="T4">DO </text:span>avoid obstacles. <text:span text:style-name="T14">However the obstacle avoidance is sometime disabled (e.g: when avoiding an obstacle, when orbiting around the ball)</text:span></text:p>
        </text:list-item>
        <text:list-item>
          <text:p text:style-name="P11">The robots have <text:span text:style-name="T15">lots of</text:span> robustness with dynamic ball position. <text:span text:style-name="T15">The only weakness is when the ball has inertia toward the goal. The impact will be small so the ball won't be shot very far.</text:span></text:p>
        </text:list-item>
        <text:list-item>
          <text:p text:style-name="P14">The robot now as a large panel of error recovery from many different situation. In most o the case the robot will always shoot the ball during his turn.</text:p>
        </text:list-item>
      </text:list>
      <text:h text:style-name="P19" text:outline-level="2">How to run ?</text:h>
      <text:p text:style-name="P4">The package include the source in the <text:span text:style-name="T4">src/script</text:span> folder and a launchfile <text:span text:style-name="T10">(*.launch)</text:span> in the <text:span text:style-name="T4">src/launch</text:span> folder. Running the launch file runs both <text:span text:style-name="T11">nodes</text:span>.</text:p>
      <text:h text:style-name="P19" text:outline-level="2">Improvement to do :</text:h>
      <text:list xml:id="list1643402761990245918" text:style-name="L3">
        <text:list-item>
          <text:p text:style-name="P15">Parrallel action: the other player does not wait but do something else while the leader is shooting.</text:p>
        </text:list-item>
        <text:list-item>
          <text:p text:style-name="P12">Scalability : the <text:span text:style-name="T17">turn by turn</text:span> solution is ideal for small team<text:span text:style-name="T18">s</text:span> but is <text:span text:style-name="T16">scalable only if the team has a cyclic organization.</text:span></text:p>
        </text:list-item>
      </text:list>
      <text:h text:style-name="P20" text:outline-level="3"><text:soft-page-break/>Work in progress</text:h>
      <text:list xml:id="list4561512800062890230" text:style-name="L4">
        <text:list-item>
          <text:p text:style-name="P16">Code management : separate the code into <text:span text:style-name="T12">functional</text:span> section : communication / behavior / <text:span text:style-name="T19">movement</text:span></text:p>
        </text:list-item>
        <text:list-item>
          <text:p text:style-name="P17"><text:span text:style-name="T20">Parallel</text:span> actio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f8e5e" officeooo:paragraph-rsid="002f8e5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MARO+ 2016/17 Axel JEANN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17:02:39.303019294</meta:creation-date>
    <dc:date>2016-10-14T01:23:59.695938310</dc:date>
    <meta:editing-duration>PT34M40S</meta:editing-duration>
    <meta:editing-cycles>46</meta:editing-cycles>
    <meta:generator>LibreOffice/4.2.8.2$Linux_X86_64 LibreOffice_project/420m0$Build-2</meta:generator>
    <meta:document-statistic meta:table-count="0" meta:image-count="0" meta:object-count="0" meta:page-count="2" meta:paragraph-count="29" meta:word-count="370" meta:character-count="1969" meta:non-whitespace-character-count="1642"/>
  </office:meta>
</office:document-meta>
</file>